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32f" officeooo:paragraph-rsid="0002732f"/>
    </style:style>
    <style:style style:name="P2" style:family="paragraph" style:parent-style-name="Standard">
      <style:text-properties officeooo:rsid="0002732f" officeooo:paragraph-rsid="0002732f"/>
    </style:style>
    <style:style style:name="P3" style:family="paragraph" style:parent-style-name="Standard">
      <style:text-properties officeooo:rsid="00035538" officeooo:paragraph-rsid="000355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nge</text:p>
      <text:p text:style-name="P1">gelb</text:p>
      <text:p text:style-name="P1">blau</text:p>
      <text:p text:style-name="P1">grü n</text:p>
      <text:p text:style-name="P1"/>
      <text:p text:style-name="P3">gelb grün</text:p>
      <text:p text:style-name="P3">grau</text:p>
      <text:p text:style-name="P3">schwarz</text:p>
      <text:p text:style-name="P3">brau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oba </meta:initial-creator>
    <meta:creation-date>2017-03-20T20:01:20.724912216</meta:creation-date>
    <dc:date>2017-03-26T18:10:28.332340861</dc:date>
    <dc:creator>Schoba </dc:creator>
    <meta:editing-duration>PT25M39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10" meta:character-count="44" meta:non-whitespace-character-count="42"/>
  </office:meta>
</office:document-meta>
</file>